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4479" officeooo:paragraph-rsid="00004479"/>
    </style:style>
    <style:style style:name="P2" style:family="paragraph" style:parent-style-name="Standard">
      <style:text-properties fo:font-weight="bold" officeooo:rsid="00004479" officeooo:paragraph-rsid="00004479" style:font-weight-asian="bold" style:font-weight-complex="bold"/>
    </style:style>
    <style:style style:name="P3" style:family="paragraph" style:parent-style-name="Standard">
      <style:text-properties fo:font-weight="normal" officeooo:rsid="00004479" officeooo:paragraph-rsid="00004479" style:font-weight-asian="normal" style:font-weight-complex="normal"/>
    </style:style>
    <style:style style:name="P4" style:family="paragraph" style:parent-style-name="Standard">
      <style:text-properties fo:font-weight="normal" officeooo:rsid="00004479" officeooo:paragraph-rsid="00004479" style:font-weight-asian="normal" style:font-weight-complex="normal"/>
    </style:style>
    <style:style style:name="P5" style:family="paragraph" style:parent-style-name="Standard">
      <style:text-properties fo:font-weight="normal" officeooo:rsid="00004479" officeooo:paragraph-rsid="00028ae0" style:font-weight-asian="normal" style:font-weight-complex="normal"/>
    </style:style>
    <style:style style:name="P6" style:family="paragraph" style:parent-style-name="Standard">
      <style:text-properties fo:font-weight="bold" officeooo:rsid="00004479" officeooo:paragraph-rsid="00004479" style:font-weight-asian="bold" style:font-weight-complex="bold"/>
    </style:style>
    <style:style style:name="P7" style:family="paragraph" style:parent-style-name="Standard">
      <style:text-properties fo:font-weight="bold" officeooo:rsid="00004479" officeooo:paragraph-rsid="00028ae0" style:font-weight-asian="bold" style:font-weight-complex="bold"/>
    </style:style>
    <style:style style:name="P8" style:family="paragraph" style:parent-style-name="Standard">
      <style:text-properties fo:font-weight="bold" officeooo:rsid="00048483" officeooo:paragraph-rsid="00048483" style:font-weight-asian="bold" style:font-weight-complex="bold"/>
    </style:style>
    <style:style style:name="P9" style:family="paragraph" style:parent-style-name="Standard">
      <style:text-properties fo:font-weight="bold" officeooo:rsid="0005e73f" officeooo:paragraph-rsid="0005e73f" style:font-weight-asian="bold" style:font-weight-complex="bold"/>
    </style:style>
    <style:style style:name="P10" style:family="paragraph" style:parent-style-name="Standard">
      <style:text-properties officeooo:rsid="00004479" officeooo:paragraph-rsid="00004479"/>
    </style:style>
    <style:style style:name="P11" style:family="paragraph" style:parent-style-name="Standard">
      <style:text-properties officeooo:rsid="00004479" officeooo:paragraph-rsid="00028ae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8ae0" style:font-weight-asian="normal" style:font-weight-complex="normal"/>
    </style:style>
    <style:style style:name="T3" style:family="text">
      <style:text-properties fo:font-weight="normal" officeooo:rsid="00048483" style:font-weight-asian="normal" style:font-weight-complex="normal"/>
    </style:style>
    <style:style style:name="T4" style:family="text">
      <style:text-properties fo:font-weight="normal" officeooo:rsid="0005e73f" style:font-weight-asian="normal" style:font-weight-complex="normal"/>
    </style:style>
    <style:style style:name="T5" style:family="text">
      <style:text-properties fo:font-weight="normal" officeooo:rsid="0006756c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officeooo:rsid="0005e7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 de uso: <text:span text:style-name="T2">Actualizar Información </text:span></text:p>
      <text:p text:style-name="P1"/>
      <text:p text:style-name="P2">Actor Principal: <text:span text:style-name="T3">Empresario</text:span></text:p>
      <text:p text:style-name="P1"/>
      <text:p text:style-name="P2">Personal involucrado e intereses: </text:p>
      <text:p text:style-name="P8"><text:span text:style-name="T7">Empresario</text:span><text:span text:style-name="T8">: Quiere</text:span><text:span text:style-name="T1"> Actualizar la información que se encuentra en la base de datos del Sistema.</text:span></text:p>
      <text:p text:style-name="P8"><text:span text:style-name="T7">Sistema</text:span><text:span text:style-name="T8">: Quiere</text:span><text:span text:style-name="T1"> recibir información </text:span><text:span text:style-name="T4">para agregar en la base de datos.</text:span></text:p>
      <text:p text:style-name="P1"/>
      <text:p text:style-name="P2">Precondiciones: <text:span text:style-name="T4">Se debe haber creado la base de datos con información recolectada desde el SERNATUR.</text:span></text:p>
      <text:p text:style-name="P1"/>
      <text:p text:style-name="P2">Postcondiciones (garantías de éxito): <text:span text:style-name="T4">La base de Datos del sistema queda actualizada con la nueva información.</text:span></text:p>
      <text:p text:style-name="P2"/>
      <text:p text:style-name="P2">Escenario principal de éxito (Flujo Básico)</text:p>
      <text:p text:style-name="P3"/>
      <text:p text:style-name="P3">1. <text:span text:style-name="T9">El usuario agrega/borra información en la base de datos.</text:span></text:p>
      <text:p text:style-name="P3">2. <text:span text:style-name="T9">El sistema da cuenta de la modificación y actualiza la base de datos.</text:span></text:p>
      <text:p text:style-name="P3"/>
      <text:p text:style-name="P9">Extensiones (Flujos Alternativos)</text:p>
      <text:p text:style-name="P3">1<text:span text:style-name="T9">'- 2' Cancelar: En cualquier momento el Empresario puede cancelar la operación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7">Caso de uso: <text:span text:style-name="T2">E</text:span><text:span text:style-name="T5">ntregar Información.</text:span></text:p>
      <text:p text:style-name="P11"/>
      <text:p text:style-name="P7">Actor Principal:</text:p>
      <text:p text:style-name="P11"/>
      <text:p text:style-name="P7">Personal involucrado e intereses: </text:p>
      <text:p text:style-name="P11"/>
      <text:p text:style-name="P7">Cliente:</text:p>
      <text:p text:style-name="P11"/>
      <text:p text:style-name="P7">Precondiciones: </text:p>
      <text:p text:style-name="P11"/>
      <text:p text:style-name="P7">Postcondiciones (garantías de éxito):</text:p>
      <text:p text:style-name="P7"/>
      <text:p text:style-name="P7">Escenario principal de éxito (Flujo Básico)</text:p>
      <text:p text:style-name="P5"/>
      <text:p text:style-name="P5">1.</text:p>
      <text:p text:style-name="P5">2.</text:p>
      <text:p text:style-name="P5"/>
      <text:p text:style-name="P5">1.</text:p>
      <text:p text:style-name="P5">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6:20:08.347022664</meta:creation-date>
    <dc:date>2016-11-02T17:53:37.993566854</dc:date>
    <meta:editing-duration>PT20M58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2" meta:paragraph-count="23" meta:word-count="141" meta:character-count="954" meta:non-whitespace-character-count="831"/>
  </office:meta>
</office:document-meta>
</file>